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28CBB54DE1748BDAE09.png" manifest:media-type="image/png"/>
  <manifest:file-entry manifest:full-path="Pictures/1000020100000188000001787D92775F9A7D0F31.png" manifest:media-type="image/png"/>
  <manifest:file-entry manifest:full-path="Pictures/10000201000003A50000022CF08DCE8DA00D8E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1d0d" officeooo:paragraph-rsid="00161d0d"/>
    </style:style>
    <style:style style:name="P2" style:family="paragraph" style:parent-style-name="Text_20_body">
      <style:text-properties officeooo:rsid="001677c2" officeooo:paragraph-rsid="001677c2"/>
    </style:style>
    <style:style style:name="P3" style:family="paragraph" style:parent-style-name="Text_20_body">
      <style:text-properties officeooo:rsid="0022e05f" officeooo:paragraph-rsid="0022e05f"/>
    </style:style>
    <style:style style:name="P4" style:family="paragraph" style:parent-style-name="Text_20_body">
      <style:text-properties officeooo:rsid="00249513" officeooo:paragraph-rsid="00249513"/>
    </style:style>
    <style:style style:name="P5" style:family="paragraph" style:parent-style-name="Text_20_body">
      <style:paragraph-properties>
        <style:tab-stops>
          <style:tab-stop style:position="0.5in"/>
        </style:tab-stops>
      </style:paragraph-properties>
      <style:text-properties officeooo:rsid="00249513" officeooo:paragraph-rsid="00249513"/>
    </style:style>
    <style:style style:name="P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8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64e92" officeooo:paragraph-rsid="00264e92" style:font-weight-asian="bold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officeooo:rsid="00257baf" officeooo:paragraph-rsid="00257baf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57baf" officeooo:paragraph-rsid="00257baf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bold" officeooo:rsid="00264e92" officeooo:paragraph-rsid="00264e92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normal" officeooo:rsid="00264e92" officeooo:paragraph-rsid="00264e92" style:font-weight-asian="normal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21" style:family="paragraph" style:parent-style-name="Text_20_body">
      <style:text-properties officeooo:rsid="0016afae" officeooo:paragraph-rsid="00249513"/>
    </style:style>
    <style:style style:name="P22" style:family="paragraph" style:parent-style-name="Text_20_body">
      <style:text-properties fo:font-weight="bold" officeooo:rsid="002ca4a3" officeooo:paragraph-rsid="002ca4a3" style:font-weight-asian="bold" style:font-weight-complex="bold"/>
    </style:style>
    <style:style style:name="P23" style:family="paragraph" style:parent-style-name="Text_20_body">
      <style:text-properties fo:font-weight="bold" officeooo:rsid="002ca4a3" officeooo:paragraph-rsid="002e8cb7" style:font-weight-asian="bold" style:font-weight-complex="bold"/>
    </style:style>
    <style:style style:name="P24" style:family="paragraph" style:parent-style-name="Text_20_body">
      <style:text-properties fo:font-weight="bold" officeooo:rsid="002ca4a3" officeooo:paragraph-rsid="002ff790" style:font-weight-asian="bold" style:font-weight-complex="bold"/>
    </style:style>
    <style:style style:name="P25" style:family="paragraph" style:parent-style-name="Text_20_body">
      <style:text-properties fo:font-weight="bold" officeooo:rsid="002ca4a3" officeooo:paragraph-rsid="0031d22e" style:font-weight-asian="bold" style:font-weight-complex="bold"/>
    </style:style>
    <style:style style:name="P26" style:family="paragraph" style:parent-style-name="Text_20_body">
      <style:text-properties fo:font-weight="normal" officeooo:rsid="002e8cb7" officeooo:paragraph-rsid="002e8cb7" style:font-weight-asian="normal" style:font-weight-complex="normal"/>
    </style:style>
    <style:style style:name="P27" style:family="paragraph" style:parent-style-name="Text_20_body">
      <style:text-properties fo:font-weight="normal" officeooo:rsid="0031d22e" officeooo:paragraph-rsid="0031d22e" style:font-weight-asian="normal" style:font-weight-complex="normal"/>
    </style:style>
    <style:style style:name="P28" style:family="paragraph" style:parent-style-name="Text_20_body">
      <style:text-properties officeooo:paragraph-rsid="0031d22e"/>
    </style:style>
    <style:style style:name="P2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normal" officeooo:rsid="00264e92" officeooo:paragraph-rsid="00264e92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2e8cb7" officeooo:paragraph-rsid="002e8cb7" style:font-weight-asian="normal" style:font-weight-complex="normal"/>
    </style:style>
    <style:style style:name="P31" style:family="paragraph" style:parent-style-name="Heading_20_2" style:list-style-name=""/>
    <style:style style:name="P32" style:family="paragraph" style:parent-style-name="Heading_20_2" style:list-style-name="">
      <style:text-properties fo:font-weight="normal" officeooo:rsid="0031d22e" officeooo:paragraph-rsid="0031d22e" style:font-weight-asian="normal" style:font-weight-complex="normal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fo:font-weight="normal" officeooo:rsid="0031d22e" officeooo:paragraph-rsid="0031d22e" style:font-weight-asian="normal" style:font-weight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paragraph-properties fo:text-align="justify" style:justify-single-word="false"/>
      <style:text-properties officeooo:rsid="002ca4a3" officeooo:paragraph-rsid="002ca4a3"/>
    </style:style>
    <style:style style:name="P37" style:family="paragraph" style:parent-style-name="Table_20_Contents">
      <style:paragraph-properties fo:text-align="justify" style:justify-single-word="false"/>
      <style:text-properties officeooo:rsid="002ca4a3" officeooo:paragraph-rsid="002e8cb7"/>
    </style:style>
    <style:style style:name="P38" style:family="paragraph" style:parent-style-name="Table_20_Contents">
      <style:paragraph-properties fo:text-align="justify" style:justify-single-word="false"/>
      <style:text-properties officeooo:rsid="002ca4a3" officeooo:paragraph-rsid="0031d22e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2ca4a3" officeooo:paragraph-rsid="002ca4a3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2ca4a3" officeooo:paragraph-rsid="002e8cb7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2ca4a3" officeooo:paragraph-rsid="002ff790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2ca4a3" officeooo:paragraph-rsid="0031d22e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officeooo:rsid="002e8cb7" officeooo:paragraph-rsid="002e8cb7"/>
    </style:style>
    <style:style style:name="P44" style:family="paragraph" style:parent-style-name="Table_20_Contents">
      <style:paragraph-properties fo:text-align="justify" style:justify-single-word="false"/>
      <style:text-properties officeooo:rsid="002ff790" officeooo:paragraph-rsid="002ff790"/>
    </style:style>
    <style:style style:name="P45" style:family="paragraph" style:parent-style-name="Table_20_Contents">
      <style:paragraph-properties fo:text-align="justify" style:justify-single-word="false"/>
      <style:text-properties officeooo:rsid="002ff790" officeooo:paragraph-rsid="00332021"/>
    </style:style>
    <style:style style:name="P46" style:family="paragraph" style:parent-style-name="Table_20_Contents">
      <style:paragraph-properties fo:text-align="justify" style:justify-single-word="false"/>
      <style:text-properties officeooo:rsid="0031d22e" officeooo:paragraph-rsid="0031d22e"/>
    </style:style>
    <style:style style:name="P47" style:family="paragraph" style:parent-style-name="Table_20_Contents">
      <style:paragraph-properties fo:text-align="justify" style:justify-single-word="false"/>
      <style:text-properties officeooo:rsid="00332021" officeooo:paragraph-rsid="00332021"/>
    </style:style>
    <style:style style:name="T1" style:family="text">
      <style:text-properties officeooo:rsid="00145461"/>
    </style:style>
    <style:style style:name="T2" style:family="text">
      <style:text-properties officeooo:rsid="0020b0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e8cb7"/>
    </style:style>
    <style:style style:name="T5" style:family="text">
      <style:text-properties officeooo:rsid="002ff790"/>
    </style:style>
    <style:style style:name="T6" style:family="text">
      <style:text-properties officeooo:rsid="0031d22e"/>
    </style:style>
    <style:style style:name="T7" style:family="text">
      <style:text-properties officeooo:rsid="0032fc2a"/>
    </style:style>
    <style:style style:name="T8" style:family="text">
      <style:text-properties officeooo:rsid="00332021"/>
    </style:style>
    <style:style style:name="T9" style:family="text">
      <style:text-properties fo:font-weight="normal" officeooo:rsid="0031d22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hdanto</text:h>
      <text:p text:style-name="Text_20_body">Järjestelmän <text:span text:style-name="T1">on tarkoitus olla keskustelufoorumi jollekin tarkemmin nimeämättömälle käyttäjäryhmälle. Ylläpitäjän täytyy hyväksyä jokainen uusi jäsen. Jäsenet pystyvät lisätä kirjoituksia ennelta määriteltyihin aiheryhmiin. Jäsenet pystyvät myös vastata aiemmin läheteltyihin viesteihin.</text:span></text:p>
      <text:p text:style-name="P1"><text:span text:style-name="T2">Jäsen</text:span> näkee, onko hän jo lukenut tietyin viestiketjun, tai onko siihen tullut uusia viestejä sen jälkeen kun hän on sen viimeksi avannut. Hän pystyy myös nähdä, ketkä muut <text:span text:style-name="T2">jäsenet</text:span> ovat lukeneet mitäkin ketjuja.</text:p>
      <text:p text:style-name="P1"><text:span text:style-name="T2">Jäsen</text:span> pystyy järjestetää viestiketjut haluamallaan tavalla, esimerkiksi ketjun aloituspäivämäärän tai viimeisen vastauksen päivämäärän mukaisesti.</text:p>
      <text:p text:style-name="P2"><text:span text:style-name="T2">Jäsenet</text:span> pystyvät poistaa omia viestejänsä, tai muokata niitä tietyn aikaa lähetyksen jälkeen. Ylläpitäjillä on laajemmat oikeudet viestien poistoon ja siirtoon.</text:p>
      <text:p text:style-name="P21">Järjstelmä toteuteaan PHP-ohjelmointikielellä, ja se on on käytettävissä laitoksen users-palvelimella. Järjestelmä toimii käyttäjän selaimessa ilman Javascript tukea, mutta sillä saatetaan hieman ehostaa järjestelmän käytettävyyttä. Tietokantana käytettään Postgres-tietokantaa, ja siinä luultavasti käytetään joitakin sen helpottavia yksilöllisiä ominaisuuksia.</text:p>
      <text:h text:style-name="P35" text:outline-level="1">Yleiskuva järjestelmästä</text:h>
      <text:h text:style-name="Heading_20_2" text:outline-level="2">Käyttötapauskaavio</text:h>
      <text:h text:style-name="Heading_20_2" text:outline-level="2"><draw:frame draw:style-name="fr1" draw:name="Image1" text:anchor-type="paragraph" svg:width="6.6929in" svg:height="3.9882in" draw:z-index="0"><draw:image xlink:href="Pictures/10000201000003A50000022CF08DCE8DA00D8E6D.png" xlink:type="simple" xlink:show="embed" xlink:actuate="onLoad"/></draw:frame></text:h>
      <text:h text:style-name="Heading_20_2" text:outline-level="2">Käyttäjäryhmät</text:h>
      <text:p text:style-name="P3">Jokamies</text:p>
      <text:p text:style-name="P6">Jokamiehellä ei ole muita oikeuksia, kuin lähettää jäsenhakemus, jonka ylläpitäjä voi joko hyväksyä tai hylätä.</text:p>
      <text:p text:style-name="P17">Jäsen</text:p>
      <text:p text:style-name="P6">Jäsenet pystyvät lukea ja kirjoitella viestejä.</text:p>
      <text:p text:style-name="P18">Ylläpitäjä</text:p>
      <text:p text:style-name="P8">Ylläpitäjät voivat hyväksyä uusia jäseniä. He pystyvät poistaa ja siirtää muiden jäsenten viestejä. He pystyvät myös poistaa ja luoda uusia aihealueita.</text:p>
      <text:h text:style-name="P31" text:outline-level="2"/>
      <text:h text:style-name="P33" text:outline-level="2">Käyttötapauskuvaukset</text:h>
      <text:p text:style-name="P4">Jokamiehen käyttötapaukset</text:p>
      <text:p text:style-name="P5"><text:tab/><text:span text:style-name="T3">Jäsenhakemuksen tekeminen</text:span></text:p>
      <text:p text:style-name="P7">Jokainen pystyy halutessaan täyttää ja lähettää lomakkeen, jonka ylläpitäjä voi tarpeen vaatiessa hyväksyä.</text:p>
      <text:p text:style-name="P19">Jäsenen käyttötapaukset</text:p>
      <text:p text:style-name="P10">Viestien lukeminen</text:p>
      <text:p text:style-name="P11">Jäsenet pystyvät lukea haluamiaan viestiketjuja.</text:p>
      <text:p text:style-name="P12">Viestien hakeminen</text:p>
      <text:p text:style-name="P13">Jäsenet pystyvät järjestää viestejä haluamiensa kriteerien mukaisesti.</text:p>
      <text:p text:style-name="P12">Keskusteluun osallistuminen</text:p>
      <text:p text:style-name="P13">Jäsenet pystyvät lisätä viestejä eri alueille, sekä vastata jo olemassa oleviin viesteihin.</text:p>
      <text:p text:style-name="P12">Muut käyttötapaukset</text:p>
      <text:p text:style-name="P13">Kirjautuminen</text:p>
      <text:p text:style-name="P20">Ylläpitäjän käyttötapaukset</text:p>
      <text:p text:style-name="P9">Moderointi</text:p>
      <text:p text:style-name="P14">Ylläpitäjät pysyvät poistamaan ja siirtämään käyttäjien viestejä.</text:p>
      <text:p text:style-name="P15">Uusien jäsenten hyväksyminen</text:p>
      <text:p text:style-name="P16">Ylläpitäjä voi nähdä listan jäsenhakemuksista, joita hän voi halutessaan joko hyväksyä tai hylätä.</text:p>
      <text:p text:style-name="P15">Muut käyttötapaukset</text:p>
      <text:p text:style-name="P16">Kaikki jäsenen käyttötapaukset</text:p>
      <text:h text:style-name="P33" text:outline-level="2">Järjestelmän tietosisältö</text:h>
      <text:p text:style-name="P22"><draw:frame draw:style-name="fr2" draw:name="Image2" text:anchor-type="paragraph" svg:x="-0.0492in" svg:y="-0.0209in" svg:width="4.0835in" svg:height="3.9165in" draw:z-index="1"><draw:image xlink:href="Pictures/1000020100000188000001787D92775F9A7D0F31.png" xlink:type="simple" xlink:show="embed" xlink:actuate="onLoad"/></draw:frame></text:p>
      <text:p text:style-name="P22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Attribuutti</text:p>
          </table:table-cell>
          <table:table-cell table:style-name="Table1.A1" office:value-type="string">
            <text:p text:style-name="P39">Arvojoukko</text:p>
          </table:table-cell>
          <table:table-cell table:style-name="Table1.C1" office:value-type="string">
            <text:p text:style-name="P39">Kuvailu</text:p>
          </table:table-cell>
        </table:table-row>
        <table:table-row>
          <table:table-cell table:style-name="Table1.A2" office:value-type="string">
            <text:p text:style-name="P36">Nimi</text:p>
          </table:table-cell>
          <table:table-cell table:style-name="Table1.A2" office:value-type="string">
            <text:p text:style-name="P36">Merkkijono, max 100 merkkiä</text:p>
          </table:table-cell>
          <table:table-cell table:style-name="Table1.C2" office:value-type="string">
            <text:p text:style-name="P36">Käyttäjän käyttämä nimi</text:p>
          </table:table-cell>
        </table:table-row>
        <table:table-row>
          <table:table-cell table:style-name="Table1.A2" office:value-type="string">
            <text:p text:style-name="P36">Salasanan tiiviste</text:p>
          </table:table-cell>
          <table:table-cell table:style-name="Table1.A2" office:value-type="string">
            <text:p text:style-name="P36">Merkkijono, max 255 merkkiä</text:p>
          </table:table-cell>
          <table:table-cell table:style-name="Table1.C2" office:value-type="string">
            <text:p text:style-name="P36">Salasanatiiviste suolan kanssa</text:p>
          </table:table-cell>
        </table:table-row>
        <table:table-row>
          <table:table-cell table:style-name="Table1.A2" office:value-type="string">
            <text:p text:style-name="P36">Sähköposti</text:p>
          </table:table-cell>
          <table:table-cell table:style-name="Table1.A2" office:value-type="string">
            <text:p text:style-name="P36">Merkkijoho, max 100 merkkiä</text:p>
          </table:table-cell>
          <table:table-cell table:style-name="Table1.C2" office:value-type="string">
            <text:p text:style-name="P36">Käyttäjän sähköpostiosoite</text:p>
          </table:table-cell>
        </table:table-row>
        <table:table-row>
          <table:table-cell table:style-name="Table1.A2" office:value-type="string">
            <text:p text:style-name="P36">Onko ylläpitäjä</text:p>
          </table:table-cell>
          <table:table-cell table:style-name="Table1.A2" office:value-type="string">
            <text:p text:style-name="P36">Totuusarvo, oletuksena ei</text:p>
          </table:table-cell>
          <table:table-cell table:style-name="Table1.C2" office:value-type="string">
            <text:p text:style-name="P36">Onko käyttäjä ylläpitäjä</text:p>
          </table:table-cell>
        </table:table-row>
      </table:table>
      <text:p text:style-name="P22"/>
      <text:p text:style-name="P23">Tietokohde: <text:span text:style-name="T4">Alu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0">Attribuutti</text:p>
          </table:table-cell>
          <table:table-cell table:style-name="Table2.A1" office:value-type="string">
            <text:p text:style-name="P40">Arvojoukko</text:p>
          </table:table-cell>
          <table:table-cell table:style-name="Table2.C1" office:value-type="string">
            <text:p text:style-name="P40">Kuvailu</text:p>
          </table:table-cell>
        </table:table-row>
        <table:table-row>
          <table:table-cell table:style-name="Table2.A2" office:value-type="string">
            <text:p text:style-name="P37">Nimi</text:p>
          </table:table-cell>
          <table:table-cell table:style-name="Table2.A2" office:value-type="string">
            <text:p text:style-name="P37">Merkkijono, max 100 merkkiä</text:p>
          </table:table-cell>
          <table:table-cell table:style-name="Table2.C2" office:value-type="string">
            <text:p text:style-name="P43">Alueen nimi</text:p>
          </table:table-cell>
        </table:table-row>
      </table:table>
      <text:p text:style-name="P26">Viestejä voi lähetellä eri alueille, joita ylläpitäjät voivat halutessaan luoda</text:p>
      <text:p text:style-name="P23">Tietokohde: <text:span text:style-name="T4">Ketj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0">Attribuutti</text:p>
          </table:table-cell>
          <table:table-cell table:style-name="Table3.A1" office:value-type="string">
            <text:p text:style-name="P40">Arvojoukko</text:p>
          </table:table-cell>
          <table:table-cell table:style-name="Table3.C1" office:value-type="string">
            <text:p text:style-name="P40">Kuvailu</text:p>
          </table:table-cell>
        </table:table-row>
        <table:table-row>
          <table:table-cell table:style-name="Table3.A2" office:value-type="string">
            <text:p text:style-name="P44">Alue</text:p>
          </table:table-cell>
          <table:table-cell table:style-name="Table3.A2" office:value-type="string">
            <text:p text:style-name="P47">Kokonaisluku</text:p>
          </table:table-cell>
          <table:table-cell table:style-name="Table3.C2" office:value-type="string">
            <text:p text:style-name="P43">Mihin alueeseen ketju kuuluu</text:p>
          </table:table-cell>
        </table:table-row>
      </table:table>
      <text:p text:style-name="P26">Ketju kuuluu aina tiettyyn alueeseen. Viestit viittaavat aina tiettyyn ketjuun.</text:p>
      <text:p text:style-name="P30"/>
      <text:p text:style-name="P24">Tietokohde: <text:span text:style-name="T5">Viest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1">Attribuutti</text:p>
          </table:table-cell>
          <table:table-cell table:style-name="Table4.A1" office:value-type="string">
            <text:p text:style-name="P41">Arvojoukko</text:p>
          </table:table-cell>
          <table:table-cell table:style-name="Table4.C1" office:value-type="string">
            <text:p text:style-name="P41">Kuvailu</text:p>
          </table:table-cell>
        </table:table-row>
        <table:table-row>
          <table:table-cell table:style-name="Table4.A2" office:value-type="string">
            <text:p text:style-name="P44">Ketju</text:p>
          </table:table-cell>
          <table:table-cell table:style-name="Table4.A2" office:value-type="string">
            <text:p text:style-name="P47">Kokonaisluku</text:p>
          </table:table-cell>
          <table:table-cell table:style-name="Table4.C2" office:value-type="string">
            <text:p text:style-name="P44">Mihin ketjuun viesti kuuluu</text:p>
          </table:table-cell>
        </table:table-row>
        <table:table-row>
          <table:table-cell table:style-name="Table4.A2" office:value-type="string">
            <text:p text:style-name="P44">Viesti mihin vastataan</text:p>
          </table:table-cell>
          <table:table-cell table:style-name="Table4.A2" office:value-type="string">
            <text:p text:style-name="P45"><text:span text:style-name="T8">Kokonaisluku</text:span> tai NULL</text:p>
          </table:table-cell>
          <table:table-cell table:style-name="Table4.C2" office:value-type="string">
            <text:p text:style-name="P44">Mihin viestiin viesti on vastaus. Mikäli NULL, niin tarkoittaa samaa kuin aloitusviesti.</text:p>
          </table:table-cell>
        </table:table-row>
        <table:table-row>
          <table:table-cell table:style-name="Table4.A2" office:value-type="string">
            <text:p text:style-name="P44">Käyttäjä</text:p>
          </table:table-cell>
          <table:table-cell table:style-name="Table4.A2" office:value-type="string">
            <text:p text:style-name="P47">Kokonaisluku</text:p>
          </table:table-cell>
          <table:table-cell table:style-name="Table4.C2" office:value-type="string">
            <text:p text:style-name="P44">Viestin lähettäjä</text:p>
          </table:table-cell>
        </table:table-row>
        <table:table-row>
          <table:table-cell table:style-name="Table4.A2" office:value-type="string">
            <text:p text:style-name="P44">Lähetysaika</text:p>
          </table:table-cell>
          <table:table-cell table:style-name="Table4.A2" office:value-type="string">
            <text:p text:style-name="P44">Aika</text:p>
          </table:table-cell>
          <table:table-cell table:style-name="Table4.C2" office:value-type="string">
            <text:p text:style-name="P44">Milloin viesti on lähetetty</text:p>
          </table:table-cell>
        </table:table-row>
        <table:table-row>
          <table:table-cell table:style-name="Table4.A2" office:value-type="string">
            <text:p text:style-name="P44">Viesti</text:p>
          </table:table-cell>
          <table:table-cell table:style-name="Table4.A2" office:value-type="string">
            <text:p text:style-name="P44">Merkkijono</text:p>
          </table:table-cell>
          <table:table-cell table:style-name="Table4.C2" office:value-type="string">
            <text:p text:style-name="P44">Viestin sisältö</text:p>
          </table:table-cell>
        </table:table-row>
      </table:table>
      <text:p text:style-name="P24"/>
      <text:p text:style-name="P25">Tietokohde: <text:span text:style-name="T6">Luku tieto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2">Attribuutti</text:p>
          </table:table-cell>
          <table:table-cell table:style-name="Table5.A1" office:value-type="string">
            <text:p text:style-name="P42">Arvojoukko</text:p>
          </table:table-cell>
          <table:table-cell table:style-name="Table5.C1" office:value-type="string">
            <text:p text:style-name="P42">Kuvailu</text:p>
          </table:table-cell>
        </table:table-row>
        <table:table-row>
          <table:table-cell table:style-name="Table5.A2" office:value-type="string">
            <text:p text:style-name="P46">Ketju</text:p>
          </table:table-cell>
          <table:table-cell table:style-name="Table5.A2" office:value-type="string">
            <text:p text:style-name="P47">Kokonaisluku</text:p>
          </table:table-cell>
          <table:table-cell table:style-name="Table5.C2" office:value-type="string">
            <text:p text:style-name="P46">Mistä ketjusta kyse</text:p>
          </table:table-cell>
        </table:table-row>
        <table:table-row>
          <table:table-cell table:style-name="Table5.A2" office:value-type="string">
            <text:p text:style-name="P46">Käyttäjä</text:p>
          </table:table-cell>
          <table:table-cell table:style-name="Table5.A2" office:value-type="string">
            <text:p text:style-name="P47">Kokonaisluku</text:p>
          </table:table-cell>
          <table:table-cell table:style-name="Table5.C2" office:value-type="string">
            <text:p text:style-name="P46">Mistä käyttäjästä kyse</text:p>
          </table:table-cell>
        </table:table-row>
        <table:table-row>
          <table:table-cell table:style-name="Table5.A2" office:value-type="string">
            <text:p text:style-name="P46">Viimeisin viesti</text:p>
          </table:table-cell>
          <table:table-cell table:style-name="Table5.A2" office:value-type="string">
            <text:p text:style-name="P47">Kokonaisluku</text:p>
          </table:table-cell>
          <table:table-cell table:style-name="Table5.C2" office:value-type="string">
            <text:p text:style-name="Table_20_Contents"><text:span text:style-name="T6">Lukuhetkellä ketjuun viimeiseksi lähetetty viesti</text:span></text:p>
          </table:table-cell>
        </table:table-row>
      </table:table>
      <text:p text:style-name="P27">Pitää kirjaa mitä ketjuja käyttäjät ovat lukeneet, <text:span text:style-name="T7">ja mikä on viimeisin viesti ketjussa kun se on luettu.</text:span></text:p>
      <text:h text:style-name="P32" text:outline-level="2"/>
      <text:h text:style-name="P34" text:outline-level="2">Relaatiotietokantakaavio</text:h>
      <text:p text:style-name="P28"><draw:frame draw:style-name="fr3" draw:name="Image3" text:anchor-type="paragraph" svg:x="-0.0417in" svg:y="0.0638in" svg:width="6.6929in" svg:height="4.8272in" draw:z-index="2"><draw:image xlink:href="Pictures/10000201000003880000028CBB54DE1748BDAE09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41:00.262334913</meta:creation-date>
    <meta:generator>LibreOffice/5.1.4.2$Linux_X86_64 LibreOffice_project/10m0$Build-2</meta:generator>
    <dc:date>2017-03-23T12:22:52.436814927</dc:date>
    <meta:editing-duration>PT2H1M49S</meta:editing-duration>
    <meta:editing-cycles>31</meta:editing-cycles>
    <meta:document-statistic meta:table-count="5" meta:image-count="3" meta:object-count="0" meta:page-count="6" meta:paragraph-count="102" meta:word-count="433" meta:character-count="3675" meta:non-whitespace-character-count="3343"/>
  </office:meta>
</office:document-meta>
</file>